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Roboto" svg:font-family="Roboto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f2a6d"/>
    </style:style>
    <style:style style:name="P3" style:family="paragraph" style:parent-style-name="Standard">
      <style:paragraph-properties fo:text-align="start" style:justify-single-word="false" fo:break-before="page"/>
    </style:style>
    <style:style style:name="P4" style:family="paragraph" style:parent-style-name="Text_20_body">
      <style:paragraph-properties fo:margin-left="0cm" fo:margin-right="0cm" fo:margin-top="0cm" fo:margin-bottom="0.212cm" loext:contextual-spacing="false" fo:orphans="2" fo:widows="2" fo:text-indent="0cm" style:auto-text-indent="false"/>
    </style:style>
    <style:style style:name="P5" style:family="paragraph" style:parent-style-name="Preformatted_20_Text">
      <style:paragraph-properties fo:margin-left="0cm" fo:margin-right="0cm" fo:margin-top="0cm" fo:margin-bottom="0.212cm" loext:contextual-spacing="false" fo:orphans="2" fo:widows="2" fo:text-indent="0cm" style:auto-text-indent="false"/>
      <style:text-properties fo:color="#808080" style:font-name="Courier New1"/>
    </style:style>
    <style:style style:name="P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Courier New1"/>
    </style:style>
    <style:style style:name="P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8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Courier New1"/>
    </style:style>
    <style:style style:name="P9" style:family="paragraph" style:parent-style-name="Heading_20_1" style:master-page-name="First_20_Page">
      <style:paragraph-properties style:page-number="auto"/>
      <style:text-properties officeooo:rsid="000f2a6d" officeooo:paragraph-rsid="000f2a6d"/>
    </style:style>
    <style:style style:name="P10" style:family="paragraph" style:parent-style-name="Text_20_body">
      <style:paragraph-properties fo:margin-left="0cm" fo:margin-right="0cm" fo:margin-top="0cm" fo:margin-bottom="0.212cm" loext:contextual-spacing="false" fo:orphans="2" fo:widows="2" fo:text-indent="0cm" style:auto-text-indent="false"/>
      <style:text-properties fo:font-variant="normal" fo:text-transform="none" fo:color="#111111" style:font-name="Roboto" fo:font-size="11.25pt" fo:letter-spacing="normal" fo:font-style="normal" fo:font-weight="normal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0f2a6d"/>
    </style:style>
    <style:style style:name="T4" style:family="text">
      <style:text-properties fo:font-variant="normal" fo:text-transform="none" fo:color="#111111" style:font-name="Roboto" fo:font-size="11.25pt" fo:letter-spacing="normal" fo:font-style="normal" fo:font-weight="normal"/>
    </style:style>
    <style:style style:name="T5" style:family="text">
      <style:text-properties fo:font-variant="normal" fo:text-transform="none" fo:color="#111111" style:font-name="Roboto" fo:font-size="11.25pt" fo:letter-spacing="normal" fo:font-style="normal" fo:font-weight="normal" officeooo:rsid="000f2a6d"/>
    </style:style>
    <style:style style:name="T6" style:family="text">
      <style:text-properties fo:font-variant="normal" fo:text-transform="none" fo:color="#111111" style:text-line-through-style="none" style:text-line-through-type="none" style:font-name="Roboto" fo:font-size="11.25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111111" style:text-line-through-style="none" style:text-line-through-type="none" style:font-name="Roboto" fo:font-size="11.25pt" fo:letter-spacing="normal" fo:font-style="normal" style:text-underline-style="none" fo:font-weight="normal" officeooo:rsid="000f2a6d" style:text-blinking="false"/>
    </style:style>
    <style:style style:name="T8" style:family="text">
      <style:text-properties fo:font-variant="normal" fo:text-transform="none" fo:color="#1155cc" style:text-line-through-style="none" style:text-line-through-type="none" style:font-name="Roboto" fo:font-size="11.25pt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fo:color="#1155cc" style:text-line-through-style="none" style:text-line-through-type="none" style:font-name="Roboto" fo:font-size="11.25pt" fo:letter-spacing="normal" fo:font-style="normal" style:text-underline-style="none" fo:font-weight="normal" officeooo:rsid="000f2a6d" style:text-blinking="false"/>
    </style:style>
    <style:style style:name="T10" style:family="text">
      <style:text-properties fo:color="#cc7832"/>
    </style:style>
    <style:style style:name="T11" style:family="text">
      <style:text-properties fo:color="#cc7832" style:font-name="Courier New1"/>
    </style:style>
    <style:style style:name="T12" style:family="text">
      <style:text-properties fo:color="#cc7832" style:font-name="Courier New1" fo:font-weight="bold"/>
    </style:style>
    <style:style style:name="T13" style:family="text">
      <style:text-properties fo:color="#cc7832" fo:font-weight="bold"/>
    </style:style>
    <style:style style:name="T14" style:family="text">
      <style:text-properties fo:color="#ffc66d"/>
    </style:style>
    <style:style style:name="T15" style:family="text">
      <style:text-properties fo:color="#ffc66d" style:font-name="Courier New1"/>
    </style:style>
    <style:style style:name="T16" style:family="text">
      <style:text-properties style:font-name="Courier New1"/>
    </style:style>
    <style:style style:name="T17" style:family="text">
      <style:text-properties fo:color="#6a8759" style:font-name="Courier New1"/>
    </style:style>
    <style:style style:name="T18" style:family="text">
      <style:text-properties fo:color="#9876aa" style:font-name="Courier New1" fo:font-style="italic"/>
    </style:style>
    <style:style style:name="T19" style:family="text">
      <style:text-properties fo:color="#6897bb" style:font-name="Courier New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86117974" text:style-name="Outline">
        <text:list-item>
          <text:h text:style-name="P9" text:outline-level="1">MaterialButton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3">21</text:span>-<text:bookmark text:name="_GoBack"/>6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3"/>
      <text:p text:style-name="P2"><text:span text:style-name="T3">Dependen de </text:span><text:a xlink:type="simple" xlink:href="https://docs.flutter.io/flutter/material/ButtonTheme-class.html" text:style-name="Internet_20_link" text:visited-style-name="Visited_20_Internet_20_Link"><text:span text:style-name="T8">ButtonTheme</text:span></text:a><text:span text:style-name="T6"> </text:span><text:span text:style-name="T7">y </text:span><text:a xlink:type="simple" xlink:href="https://docs.flutter.io/flutter/material/Theme-class.html" text:style-name="Internet_20_link" text:visited-style-name="Visited_20_Internet_20_Link"><text:span text:style-name="T8">Theme</text:span></text:a><text:span text:style-name="T4">.Se expande para adpatarse al tamaño del <text:s/>hijo</text:span></text:p>
      <text:p text:style-name="P2"><text:span text:style-name="T4">Si onPressed es nulo,se deshabilita, se recomienda usar </text:span><text:a xlink:type="simple" xlink:href="https://docs.flutter.io/flutter/material/FlatButton-class.html" text:style-name="Internet_20_link" text:visited-style-name="Visited_20_Internet_20_Link"><text:span text:style-name="T8">F</text:span></text:a><text:a xlink:type="simple" xlink:href="https://docs.flutter.io/flutter/material/FlatButton-class.html" text:style-name="Internet_20_link" text:visited-style-name="Visited_20_Internet_20_Link"><text:span text:style-name="T9">l</text:span></text:a><text:a xlink:type="simple" xlink:href="https://docs.flutter.io/flutter/material/FlatButton-class.html" text:style-name="Internet_20_link" text:visited-style-name="Visited_20_Internet_20_Link">atButton</text:a><text:span text:style-name="T8"> </text:span><text:span text:style-name="T4">o </text:span><text:a xlink:type="simple" xlink:href="https://docs.flutter.io/flutter/material/RaisedButton-class.html" text:style-name="Internet_20_link" text:visited-style-name="Visited_20_Internet_20_Link"><text:span text:style-name="T8">RaisedButton</text:span></text:a></text:p>
      <text:p text:style-name="P4"><text:span text:style-name="T5">Para crear un boton directamente sin herencias use </text:span><text:a xlink:type="simple" xlink:href="https://docs.flutter.io/flutter/material/RawMaterialButton-class.html" text:style-name="Internet_20_link" text:visited-style-name="Visited_20_Internet_20_Link"><text:span text:style-name="T8">RawMaterialButton</text:span></text:a><text:span text:style-name="T4">.</text:span></text:p>
      <text:p text:style-name="P10"/>
      <text:p text:style-name="P5">//Boton de abajo</text:p>
      <text:p text:style-name="P6">Widget button = <text:span text:style-name="T13">new </text:span><text:span text:style-name="T14">MaterialButton</text:span>(</text:p>
      <text:p text:style-name="P7"><text:s text:c="2"/><text:span text:style-name="T16">key: </text:span><text:span text:style-name="T12">new </text:span><text:span text:style-name="T15">Key</text:span><text:span text:style-name="T16">(</text:span><text:span text:style-name="T17">'filter-button-</text:span><text:span text:style-name="T16">${text.toLowerCase()}</text:span><text:span text:style-name="T17">'</text:span><text:span text:style-name="T16">)</text:span><text:span text:style-name="T11">,</text:span></text:p>
      <text:p text:style-name="P7"><text:span text:style-name="T10"><text:s text:c="2"/></text:span><text:span text:style-name="T16">textColor: enabled ? Colors.</text:span><text:span text:style-name="T18">black </text:span><text:span text:style-name="T16">: Colors.</text:span><text:span text:style-name="T18">grey</text:span><text:span text:style-name="T11">,</text:span></text:p>
      <text:p text:style-name="P7"><text:span text:style-name="T10"><text:s text:c="2"/></text:span><text:span text:style-name="T16">child: </text:span><text:span text:style-name="T12">new </text:span><text:span text:style-name="T15">Text</text:span><text:span text:style-name="T16">(text)</text:span><text:span text:style-name="T11">,</text:span></text:p>
      <text:p text:style-name="P7"><text:span text:style-name="T10"><text:s text:c="2"/></text:span><text:span text:style-name="T16">onPressed: () =&gt; setFilter(type)</text:span><text:span text:style-name="T11">,</text:span></text:p>
      <text:p text:style-name="P7"><text:span text:style-name="T10"><text:s text:c="2"/></text:span><text:span text:style-name="T16">padding: </text:span><text:span text:style-name="T12">const </text:span><text:span text:style-name="T15">EdgeInsets</text:span><text:span text:style-name="T16">.</text:span><text:span text:style-name="T15">symmetric</text:span><text:span text:style-name="T16">(horizontal: </text:span><text:span text:style-name="T19">5.0</text:span><text:span text:style-name="T16">)</text:span><text:span text:style-name="T11">,</text:span></text:p>
      <text:p text:style-name="P7"><text:span text:style-name="T10"><text:s text:c="2"/></text:span><text:span text:style-name="T16">minWidth: </text:span><text:span text:style-name="T19">0.0</text:span><text:span text:style-name="T11">,</text:span></text:p>
      <text:p text:style-name="P8">)<text:span text:style-name="T10">;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/>
    <style:font-face style:name="Roboto" svg:font-family="Roboto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15</meta:editing-cycles>
    <meta:creation-date>2018-03-07T12:45:00</meta:creation-date>
    <dc:date>2018-06-21T22:49:18.606000000</dc:date>
    <meta:editing-duration>PT18M42S</meta:editing-duration>
    <meta:generator>LibreOffice/6.0.4.2$Windows_X86_64 LibreOffice_project/9b0d9b32d5dcda91d2f1a96dc04c645c450872bf</meta:generator>
    <meta:document-statistic meta:table-count="0" meta:image-count="0" meta:object-count="0" meta:page-count="2" meta:paragraph-count="21" meta:word-count="80" meta:character-count="666" meta:non-whitespace-character-count="59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